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21.0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50.4pt"/>
    </style:style>
    <style:style style:name="co14" style:family="table-column">
      <style:table-column-properties fo:break-before="auto" style:column-width="69.7pt"/>
    </style:style>
    <style:style style:name="co15" style:family="table-column">
      <style:table-column-properties fo:break-before="auto" style:column-width="67.41pt"/>
    </style:style>
    <style:style style:name="co16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v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float" office:value="666" calcext:value-type="float">
            <text:p>666</text:p>
          </table:table-cell>
        </table:table-row>
      </table:table>
      <table:table table:name="S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18.03s</text:p>
          </table:table-cell>
          <table:table-cell table:formula="of:=LEFT([.K2];LEN([.K2])-1)*1" office:value-type="float" office:value="1218.03" calcext:value-type="float">
            <text:p>1218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96.41s</text:p>
          </table:table-cell>
          <table:table-cell table:formula="of:=LEFT([.K3];LEN([.K3])-1)*1" office:value-type="float" office:value="1996.41" calcext:value-type="float">
            <text:p>1996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2.86s</text:p>
          </table:table-cell>
          <table:table-cell table:formula="of:=LEFT([.K4];LEN([.K4])-1)*1" office:value-type="float" office:value="3002.86" calcext:value-type="float">
            <text:p>3002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02.61s</text:p>
          </table:table-cell>
          <table:table-cell table:formula="of:=LEFT([.K5];LEN([.K5])-1)*1" office:value-type="float" office:value="2002.61" calcext:value-type="float">
            <text:p>2002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29.92s</text:p>
          </table:table-cell>
          <table:table-cell table:formula="of:=LEFT([.K6];LEN([.K6])-1)*1" office:value-type="float" office:value="3029.92" calcext:value-type="float">
            <text:p>3029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2.57s</text:p>
          </table:table-cell>
          <table:table-cell table:formula="of:=LEFT([.K7];LEN([.K7])-1)*1" office:value-type="float" office:value="3002.57" calcext:value-type="float">
            <text:p>3002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8.9s</text:p>
          </table:table-cell>
          <table:table-cell table:formula="of:=LEFT([.K8];LEN([.K8])-1)*1" office:value-type="float" office:value="2998.9" calcext:value-type="float">
            <text:p>2998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9s</text:p>
          </table:table-cell>
          <table:table-cell table:formula="of:=LEFT([.K9];LEN([.K9])-1)*1" office:value-type="float" office:value="3000.9" calcext:value-type="float">
            <text:p>300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0.56s</text:p>
          </table:table-cell>
          <table:table-cell table:formula="of:=LEFT([.K10];LEN([.K10])-1)*1" office:value-type="float" office:value="3000.56" calcext:value-type="float">
            <text:p>3000.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.05s</text:p>
          </table:table-cell>
          <table:table-cell table:formula="of:=LEFT([.K11];LEN([.K11])-1)*1" office:value-type="float" office:value="2999.05" calcext:value-type="float">
            <text:p>2999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9s</text:p>
          </table:table-cell>
          <table:table-cell table:formula="of:=LEFT([.K12];LEN([.K12])-1)*1"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7.9s</text:p>
          </table:table-cell>
          <table:table-cell table:formula="of:=LEFT([.K13];LEN([.K13])-1)*1" office:value-type="float" office:value="2997.9" calcext:value-type="float">
            <text:p>2997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6.31s</text:p>
          </table:table-cell>
          <table:table-cell table:formula="of:=LEFT([.K14];LEN([.K14])-1)*1" office:value-type="float" office:value="2996.31" calcext:value-type="float">
            <text:p>2996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5.98s</text:p>
          </table:table-cell>
          <table:table-cell table:formula="of:=LEFT([.K15];LEN([.K15])-1)*1" office:value-type="float" office:value="2995.98" calcext:value-type="float">
            <text:p>2995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6.45s</text:p>
          </table:table-cell>
          <table:table-cell table:formula="of:=LEFT([.K16];LEN([.K16])-1)*1" office:value-type="float" office:value="2996.45" calcext:value-type="float">
            <text:p>2996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6.12s</text:p>
          </table:table-cell>
          <table:table-cell table:formula="of:=LEFT([.K17];LEN([.K17])-1)*1" office:value-type="float" office:value="2996.12" calcext:value-type="float">
            <text:p>2996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6.91s</text:p>
          </table:table-cell>
          <table:table-cell table:formula="of:=LEFT([.K18];LEN([.K18])-1)*1" office:value-type="float" office:value="2996.91" calcext:value-type="float">
            <text:p>2996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6.69s</text:p>
          </table:table-cell>
          <table:table-cell table:formula="of:=LEFT([.K19];LEN([.K19])-1)*1" office:value-type="float" office:value="2996.69" calcext:value-type="float">
            <text:p>2996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1.3s</text:p>
          </table:table-cell>
          <table:table-cell table:formula="of:=LEFT([.K20];LEN([.K20])-1)*1" office:value-type="float" office:value="3001.3" calcext:value-type="float">
            <text:p>3001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8.5s</text:p>
          </table:table-cell>
          <table:table-cell table:formula="of:=LEFT([.K21];LEN([.K21])-1)*1" office:value-type="float" office:value="2998.5" calcext:value-type="float">
            <text:p>2998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7.33s</text:p>
          </table:table-cell>
          <table:table-cell table:formula="of:=LEFT([.K22];LEN([.K22])-1)*1" office:value-type="float" office:value="2997.33" calcext:value-type="float">
            <text:p>2997.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7.77s</text:p>
          </table:table-cell>
          <table:table-cell table:formula="of:=LEFT([.K23];LEN([.K23])-1)*1" office:value-type="float" office:value="2997.77" calcext:value-type="float">
            <text:p>2997.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7.89s</text:p>
          </table:table-cell>
          <table:table-cell table:formula="of:=LEFT([.K24];LEN([.K24])-1)*1" office:value-type="float" office:value="2997.89" calcext:value-type="float">
            <text:p>2997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8.08s</text:p>
          </table:table-cell>
          <table:table-cell table:formula="of:=LEFT([.K25];LEN([.K25])-1)*1" office:value-type="float" office:value="2998.08" calcext:value-type="float">
            <text:p>2998.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6.5s</text:p>
          </table:table-cell>
          <table:table-cell table:formula="of:=LEFT([.K26];LEN([.K26])-1)*1" office:value-type="float" office:value="3006.5" calcext:value-type="float">
            <text:p>3006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97.76s</text:p>
          </table:table-cell>
          <table:table-cell table:formula="of:=LEFT([.K27];LEN([.K27])-1)*1" office:value-type="float" office:value="2997.76" calcext:value-type="float">
            <text:p>2997.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7.7s</text:p>
          </table:table-cell>
          <table:table-cell table:formula="of:=LEFT([.K28];LEN([.K28])-1)*1" office:value-type="float" office:value="147.7" calcext:value-type="float">
            <text:p>147.7</text:p>
          </table:table-cell>
        </table:table-row>
      </table:table>
      <table:table table:name="compare" table:style-name="ta1">
        <table:shapes>
          <draw:frame draw:z-index="0" draw:style-name="gr1" draw:text-style-name="P1" svg:width="453.51pt" svg:height="255.09pt" svg:x="427.04pt" svg:y="2.83pt">
            <loext:p draw:notify-on-update-of-ranges="compare.A2:compare.A28 compare.E1:compare.E1 compare.E2:compare.E28 compare.G1:compare.G1 compare.G2:compare.G28 compare.H1:compare.H1 compare.H2:compare.H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4" table:default-cell-style-name="ce1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SAT-Finished</text:p>
          </table:table-cell>
          <table:table-cell office:value-type="string" calcext:value-type="string">
            <text:p>SAT-Duration</text:p>
          </table:table-cell>
          <table:table-cell table:style-name="Default" office:value-type="string" calcext:value-type="string">
            <text:p>FVD-Finished</text:p>
          </table:table-cell>
          <table:table-cell office:value-type="string" calcext:value-type="string">
            <text:p>FVD-Duration</text:p>
          </table:table-cell>
          <table:table-cell office:value-type="string" calcext:value-type="string">
            <text:p>LP-Duration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18.03" calcext:value-type="float">
            <text:p>1218.03</text:p>
          </table:table-cell>
          <table:table-cell office:value-type="string" calcext:value-type="string">
            <text:p>true</text:p>
          </table:table-cell>
          <table:table-cell office:value-type="float" office:value="0.085" calcext:value-type="float">
            <text:p>0.085</text:p>
          </table:table-cell>
          <table:table-cell office:value-type="float" office:value="3000.977" calcext:value-type="float">
            <text:p>3000.977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996.41" calcext:value-type="float">
            <text:p>1996.41</text:p>
          </table:table-cell>
          <table:table-cell office:value-type="string" calcext:value-type="string">
            <text:p>true</text:p>
          </table:table-cell>
          <table:table-cell office:value-type="float" office:value="0.014" calcext:value-type="float">
            <text:p>0.014</text:p>
          </table:table-cell>
          <table:table-cell office:value-type="float" office:value="3000.765" calcext:value-type="float">
            <text:p>3000.76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2.86" calcext:value-type="float">
            <text:p>3002.86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984" calcext:value-type="float">
            <text:p>3000.984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002.61" calcext:value-type="float">
            <text:p>2002.61</text:p>
          </table:table-cell>
          <table:table-cell office:value-type="string" calcext:value-type="string">
            <text:p>true</text:p>
          </table:table-cell>
          <table:table-cell office:value-type="float" office:value="0.018" calcext:value-type="float">
            <text:p>0.018</text:p>
          </table:table-cell>
          <table:table-cell office:value-type="float" office:value="3000.753" calcext:value-type="float">
            <text:p>3000.753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29.92" calcext:value-type="float">
            <text:p>3029.92</text:p>
          </table:table-cell>
          <table:table-cell office:value-type="string" calcext:value-type="string">
            <text:p>true</text:p>
          </table:table-cell>
          <table:table-cell office:value-type="float" office:value="0.011" calcext:value-type="float">
            <text:p>0.011</text:p>
          </table:table-cell>
          <table:table-cell office:value-type="float" office:value="3001.107" calcext:value-type="float">
            <text:p>3001.10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2.57" calcext:value-type="float">
            <text:p>3002.57</text:p>
          </table:table-cell>
          <table:table-cell office:value-type="string" calcext:value-type="string">
            <text:p>true</text:p>
          </table:table-cell>
          <table:table-cell office:value-type="float" office:value="0.011" calcext:value-type="float">
            <text:p>0.011</text:p>
          </table:table-cell>
          <table:table-cell office:value-type="float" office:value="3000.634" calcext:value-type="float">
            <text:p>3000.634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8.9" calcext:value-type="float">
            <text:p>2998.9</text:p>
          </table:table-cell>
          <table:table-cell office:value-type="string" calcext:value-type="string">
            <text:p>true</text:p>
          </table:table-cell>
          <table:table-cell office:value-type="float" office:value="0.011" calcext:value-type="float">
            <text:p>0.011</text:p>
          </table:table-cell>
          <table:table-cell office:value-type="float" office:value="3000.65" calcext:value-type="float">
            <text:p>3000.65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.9" calcext:value-type="float">
            <text:p>3000.9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633" calcext:value-type="float">
            <text:p>3000.633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0.56" calcext:value-type="float">
            <text:p>3000.56</text:p>
          </table:table-cell>
          <table:table-cell office:value-type="string" calcext:value-type="string">
            <text:p>true</text:p>
          </table:table-cell>
          <table:table-cell office:value-type="float" office:value="0.013" calcext:value-type="float">
            <text:p>0.013</text:p>
          </table:table-cell>
          <table:table-cell office:value-type="float" office:value="3000.594" calcext:value-type="float">
            <text:p>3000.59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9.05" calcext:value-type="float">
            <text:p>2999.05</text:p>
          </table:table-cell>
          <table:table-cell office:value-type="string" calcext:value-type="string">
            <text:p>true</text:p>
          </table:table-cell>
          <table:table-cell office:value-type="float" office:value="0.013" calcext:value-type="float">
            <text:p>0.013</text:p>
          </table:table-cell>
          <table:table-cell office:value-type="float" office:value="3000.583" calcext:value-type="float">
            <text:p>3000.583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57" calcext:value-type="float">
            <text:p>3000.57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7.9" calcext:value-type="float">
            <text:p>2997.9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516" calcext:value-type="float">
            <text:p>3000.516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6.31" calcext:value-type="float">
            <text:p>2996.31</text:p>
          </table:table-cell>
          <table:table-cell office:value-type="string" calcext:value-type="string">
            <text:p>true</text:p>
          </table:table-cell>
          <table:table-cell office:value-type="float" office:value="0.011" calcext:value-type="float">
            <text:p>0.011</text:p>
          </table:table-cell>
          <table:table-cell office:value-type="float" office:value="3000.764" calcext:value-type="float">
            <text:p>3000.764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5.98" calcext:value-type="float">
            <text:p>2995.98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862" calcext:value-type="float">
            <text:p>3000.862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6.45" calcext:value-type="float">
            <text:p>2996.45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547" calcext:value-type="float">
            <text:p>3000.547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6.12" calcext:value-type="float">
            <text:p>2996.12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484" calcext:value-type="float">
            <text:p>3000.484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6.91" calcext:value-type="float">
            <text:p>2996.91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538" calcext:value-type="float">
            <text:p>3000.538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6.69" calcext:value-type="float">
            <text:p>2996.69</text:p>
          </table:table-cell>
          <table:table-cell office:value-type="string" calcext:value-type="string">
            <text:p>true</text:p>
          </table:table-cell>
          <table:table-cell office:value-type="float" office:value="0.013" calcext:value-type="float">
            <text:p>0.013</text:p>
          </table:table-cell>
          <table:table-cell office:value-type="float" office:value="3000.611" calcext:value-type="float">
            <text:p>3000.611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1.3" calcext:value-type="float">
            <text:p>3001.3</text:p>
          </table:table-cell>
          <table:table-cell office:value-type="string" calcext:value-type="string">
            <text:p>true</text:p>
          </table:table-cell>
          <table:table-cell office:value-type="float" office:value="0.013" calcext:value-type="float">
            <text:p>0.013</text:p>
          </table:table-cell>
          <table:table-cell office:value-type="float" office:value="3000.452" calcext:value-type="float">
            <text:p>3000.452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8.5" calcext:value-type="float">
            <text:p>2998.5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439" calcext:value-type="float">
            <text:p>3000.43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7.33" calcext:value-type="float">
            <text:p>2997.33</text:p>
          </table:table-cell>
          <table:table-cell office:value-type="string" calcext:value-type="string">
            <text:p>true</text:p>
          </table:table-cell>
          <table:table-cell office:value-type="float" office:value="0.013" calcext:value-type="float">
            <text:p>0.013</text:p>
          </table:table-cell>
          <table:table-cell office:value-type="float" office:value="3000.401" calcext:value-type="float">
            <text:p>3000.401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7.77" calcext:value-type="float">
            <text:p>2997.77</text:p>
          </table:table-cell>
          <table:table-cell office:value-type="string" calcext:value-type="string">
            <text:p>true</text:p>
          </table:table-cell>
          <table:table-cell office:value-type="float" office:value="0.013" calcext:value-type="float">
            <text:p>0.013</text:p>
          </table:table-cell>
          <table:table-cell office:value-type="float" office:value="3000.441" calcext:value-type="float">
            <text:p>3000.44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7.89" calcext:value-type="float">
            <text:p>2997.89</text:p>
          </table:table-cell>
          <table:table-cell office:value-type="string" calcext:value-type="string">
            <text:p>true</text:p>
          </table:table-cell>
          <table:table-cell office:value-type="float" office:value="0.013" calcext:value-type="float">
            <text:p>0.013</text:p>
          </table:table-cell>
          <table:table-cell office:value-type="float" office:value="3000.502" calcext:value-type="float">
            <text:p>3000.502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8.08" calcext:value-type="float">
            <text:p>2998.08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2977.37" calcext:value-type="float">
            <text:p>2977.37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06.5" calcext:value-type="float">
            <text:p>3006.5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3000.81" calcext:value-type="float">
            <text:p>3000.8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2997.76" calcext:value-type="float">
            <text:p>2997.76</text:p>
          </table:table-cell>
          <table:table-cell office:value-type="string" calcext:value-type="string">
            <text:p>true</text:p>
          </table:table-cell>
          <table:table-cell office:value-type="float" office:value="0.012" calcext:value-type="float">
            <text:p>0.012</text:p>
          </table:table-cell>
          <table:table-cell office:value-type="float" office:value="2912.348" calcext:value-type="float">
            <text:p>2912.348</text:p>
          </table:table-cell>
        </table:table-row>
        <table:table-row table:style-name="ro1"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float" office:value="147.7" calcext:value-type="float">
            <text:p>147.7</text:p>
          </table:table-cell>
          <table:table-cell office:value-type="string" calcext:value-type="string">
            <text:p>true</text:p>
          </table:table-cell>
          <table:table-cell office:value-type="float" office:value="0.666" calcext:value-type="float">
            <text:p>0.666</text:p>
          </table:table-cell>
          <table:table-cell office:value-type="float" office:value="3000.709" calcext:value-type="float">
            <text:p>3000.709</text:p>
          </table:table-cell>
        </table:table-row>
      </table:table>
      <table:table table:name="L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\_siz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977" calcext:value-type="float">
            <text:p>3000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765" calcext:value-type="float">
            <text:p>3000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984" calcext:value-type="float">
            <text:p>3000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753" calcext:value-type="float">
            <text:p>30007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1107" calcext:value-type="float">
            <text:p>3001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634" calcext:value-type="float">
            <text:p>3000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650" calcext:value-type="float">
            <text:p>30006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633" calcext:value-type="float">
            <text:p>30006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594" calcext:value-type="float">
            <text:p>30005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583" calcext:value-type="float">
            <text:p>30005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570" calcext:value-type="float">
            <text:p>30005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516" calcext:value-type="float">
            <text:p>3000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764" calcext:value-type="float">
            <text:p>3000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862" calcext:value-type="float">
            <text:p>30008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547" calcext:value-type="float">
            <text:p>3000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484" calcext:value-type="float">
            <text:p>30004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538" calcext:value-type="float">
            <text:p>3000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611" calcext:value-type="float">
            <text:p>30006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452" calcext:value-type="float">
            <text:p>30004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439" calcext:value-type="float">
            <text:p>3000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401" calcext:value-type="float">
            <text:p>30004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441" calcext:value-type="float">
            <text:p>30004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502" calcext:value-type="float">
            <text:p>3000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000" calcext:value-type="float">
            <text:p>3000</text:p>
          </table:table-cell>
          <table:table-cell office:value-type="float" office:value="2977370" calcext:value-type="float">
            <text:p>29773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000" calcext:value-type="float">
            <text:p>3000</text:p>
          </table:table-cell>
          <table:table-cell office:value-type="float" office:value="3000810" calcext:value-type="float">
            <text:p>3000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000" calcext:value-type="float">
            <text:p>3000</text:p>
          </table:table-cell>
          <table:table-cell office:value-type="float" office:value="2912348" calcext:value-type="float">
            <text:p>29123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709" calcext:value-type="float">
            <text:p>3000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6:01:56.981324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03T17:50:40.866524824</dc:date>
    <meta:editing-duration>P35DT9H29M8S</meta:editing-duration>
    <meta:editing-cycles>7</meta:editing-cycles>
    <meta:document-statistic meta:table-count="4" meta:cell-count="12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3.703cm" style:legend-expansion="high" chart:style-name="ch2"/>
        <chart:plot-area chart:style-name="ch3" table:cell-range-address="compare.A2:compare.A28 compare.E1:compare.E28 compare.G1:compare.H28" chart:data-source-has-labels="both" svg:x="1.331cm" svg:y="0.18cm" svg:width="10.941cm" svg:height="7.659cm">
          <chartooo:coordinate-region svg:x="2.323cm" svg:y="0.379cm" svg:width="9.762cm" svg:height="6.415cm"/>
          <chart:axis chart:dimension="x" chart:name="primary-x" chart:style-name="ch4" chartooo:axis-type="auto">
            <chartooo:date-scale/>
            <chart:title svg:x="6.664cm" svg:y="8.019cm" chart:style-name="ch5">
              <text:p>c</text:p>
            </chart:title>
            <chart:categories table:cell-range-address="compare.A2:compare.A28"/>
          </chart:axis>
          <chart:axis chart:dimension="y" chart:name="primary-y" chart:style-name="ch6">
            <chart:title svg:x="0.451cm" svg:y="4.767cm" chart:style-name="ch7">
              <text:p>Time(sec)</text:p>
            </chart:title>
            <chart:grid chart:style-name="ch8" chart:class="major"/>
          </chart:axis>
          <chart:series chart:style-name="ch9" chart:values-cell-range-address="compare.E2:compare.E28" chart:label-cell-address="compare.E1:compare.E1" chart:class="chart:line">
            <chart:data-point chart:repeated="27"/>
          </chart:series>
          <chart:series chart:style-name="ch10" chart:values-cell-range-address="compare.G2:compare.G28" chart:label-cell-address="compare.G1:compare.G1" chart:class="chart:line">
            <chart:data-point chart:repeated="27"/>
          </chart:series>
          <chart:series chart:style-name="ch11" chart:values-cell-range-address="compare.H2:compare.H28" chart:label-cell-address="compare.H1:compare.H1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T-Duration</text:p>
                <draw:g>
                  <svg:desc>compare.E1:compare.E1</svg:desc>
                </draw:g>
              </table:table-cell>
              <table:table-cell office:value-type="string">
                <text:p>FVD-Duration</text:p>
                <draw:g>
                  <svg:desc>compare.G1:compare.G1</svg:desc>
                </draw:g>
              </table:table-cell>
              <table:table-cell office:value-type="string">
                <text:p>LP-Duration</text:p>
                <draw:g>
                  <svg:desc>compare.H1:compare.H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compare.A2:compare.A28</svg:desc>
                </draw:g>
              </table:table-cell>
              <table:table-cell office:value-type="float" office:value="1218.03">
                <text:p>1218.03</text:p>
                <draw:g>
                  <svg:desc>compare.E2:compare.E28</svg:desc>
                </draw:g>
              </table:table-cell>
              <table:table-cell office:value-type="float" office:value="0.085">
                <text:p>0.085</text:p>
                <draw:g>
                  <svg:desc>compare.G2:compare.G28</svg:desc>
                </draw:g>
              </table:table-cell>
              <table:table-cell office:value-type="float" office:value="3000.977">
                <text:p>3000.977</text:p>
                <draw:g>
                  <svg:desc>compare.H2:compare.H28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96.41">
                <text:p>1996.41</text:p>
              </table:table-cell>
              <table:table-cell office:value-type="float" office:value="0.014">
                <text:p>0.014</text:p>
              </table:table-cell>
              <table:table-cell office:value-type="float" office:value="3000.765">
                <text:p>3000.7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02.86">
                <text:p>3002.86</text:p>
              </table:table-cell>
              <table:table-cell office:value-type="float" office:value="0.012">
                <text:p>0.012</text:p>
              </table:table-cell>
              <table:table-cell office:value-type="float" office:value="3000.984">
                <text:p>3000.98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02.61">
                <text:p>2002.61</text:p>
              </table:table-cell>
              <table:table-cell office:value-type="float" office:value="0.018">
                <text:p>0.018</text:p>
              </table:table-cell>
              <table:table-cell office:value-type="float" office:value="3000.753">
                <text:p>3000.7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29.92">
                <text:p>3029.92</text:p>
              </table:table-cell>
              <table:table-cell office:value-type="float" office:value="0.011">
                <text:p>0.011</text:p>
              </table:table-cell>
              <table:table-cell office:value-type="float" office:value="3001.107">
                <text:p>3001.1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02.57">
                <text:p>3002.57</text:p>
              </table:table-cell>
              <table:table-cell office:value-type="float" office:value="0.011">
                <text:p>0.011</text:p>
              </table:table-cell>
              <table:table-cell office:value-type="float" office:value="3000.634">
                <text:p>3000.6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998.9">
                <text:p>2998.9</text:p>
              </table:table-cell>
              <table:table-cell office:value-type="float" office:value="0.011">
                <text:p>0.011</text:p>
              </table:table-cell>
              <table:table-cell office:value-type="float" office:value="3000.65">
                <text:p>3000.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00.9">
                <text:p>3000.9</text:p>
              </table:table-cell>
              <table:table-cell office:value-type="float" office:value="0.012">
                <text:p>0.012</text:p>
              </table:table-cell>
              <table:table-cell office:value-type="float" office:value="3000.633">
                <text:p>3000.6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000.56">
                <text:p>3000.56</text:p>
              </table:table-cell>
              <table:table-cell office:value-type="float" office:value="0.013">
                <text:p>0.013</text:p>
              </table:table-cell>
              <table:table-cell office:value-type="float" office:value="3000.594">
                <text:p>3000.5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99.05">
                <text:p>2999.05</text:p>
              </table:table-cell>
              <table:table-cell office:value-type="float" office:value="0.013">
                <text:p>0.013</text:p>
              </table:table-cell>
              <table:table-cell office:value-type="float" office:value="3000.583">
                <text:p>3000.5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999">
                <text:p>2999</text:p>
              </table:table-cell>
              <table:table-cell office:value-type="float" office:value="0.012">
                <text:p>0.012</text:p>
              </table:table-cell>
              <table:table-cell office:value-type="float" office:value="3000.57">
                <text:p>3000.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997.9">
                <text:p>2997.9</text:p>
              </table:table-cell>
              <table:table-cell office:value-type="float" office:value="0.012">
                <text:p>0.012</text:p>
              </table:table-cell>
              <table:table-cell office:value-type="float" office:value="3000.516">
                <text:p>3000.5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996.31">
                <text:p>2996.31</text:p>
              </table:table-cell>
              <table:table-cell office:value-type="float" office:value="0.011">
                <text:p>0.011</text:p>
              </table:table-cell>
              <table:table-cell office:value-type="float" office:value="3000.764">
                <text:p>3000.7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995.98">
                <text:p>2995.98</text:p>
              </table:table-cell>
              <table:table-cell office:value-type="float" office:value="0.012">
                <text:p>0.012</text:p>
              </table:table-cell>
              <table:table-cell office:value-type="float" office:value="3000.862">
                <text:p>3000.8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996.45">
                <text:p>2996.45</text:p>
              </table:table-cell>
              <table:table-cell office:value-type="float" office:value="0.012">
                <text:p>0.012</text:p>
              </table:table-cell>
              <table:table-cell office:value-type="float" office:value="3000.547">
                <text:p>3000.5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96.12">
                <text:p>2996.12</text:p>
              </table:table-cell>
              <table:table-cell office:value-type="float" office:value="0.012">
                <text:p>0.012</text:p>
              </table:table-cell>
              <table:table-cell office:value-type="float" office:value="3000.484">
                <text:p>3000.48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996.91">
                <text:p>2996.91</text:p>
              </table:table-cell>
              <table:table-cell office:value-type="float" office:value="0.012">
                <text:p>0.012</text:p>
              </table:table-cell>
              <table:table-cell office:value-type="float" office:value="3000.538">
                <text:p>3000.53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996.69">
                <text:p>2996.69</text:p>
              </table:table-cell>
              <table:table-cell office:value-type="float" office:value="0.013">
                <text:p>0.013</text:p>
              </table:table-cell>
              <table:table-cell office:value-type="float" office:value="3000.611">
                <text:p>3000.6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001.3">
                <text:p>3001.3</text:p>
              </table:table-cell>
              <table:table-cell office:value-type="float" office:value="0.013">
                <text:p>0.013</text:p>
              </table:table-cell>
              <table:table-cell office:value-type="float" office:value="3000.452">
                <text:p>3000.4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998.5">
                <text:p>2998.5</text:p>
              </table:table-cell>
              <table:table-cell office:value-type="float" office:value="0.012">
                <text:p>0.012</text:p>
              </table:table-cell>
              <table:table-cell office:value-type="float" office:value="3000.439">
                <text:p>3000.4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997.33">
                <text:p>2997.33</text:p>
              </table:table-cell>
              <table:table-cell office:value-type="float" office:value="0.013">
                <text:p>0.013</text:p>
              </table:table-cell>
              <table:table-cell office:value-type="float" office:value="3000.401">
                <text:p>3000.4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997.77">
                <text:p>2997.77</text:p>
              </table:table-cell>
              <table:table-cell office:value-type="float" office:value="0.013">
                <text:p>0.013</text:p>
              </table:table-cell>
              <table:table-cell office:value-type="float" office:value="3000.441">
                <text:p>3000.44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997.89">
                <text:p>2997.89</text:p>
              </table:table-cell>
              <table:table-cell office:value-type="float" office:value="0.013">
                <text:p>0.013</text:p>
              </table:table-cell>
              <table:table-cell office:value-type="float" office:value="3000.502">
                <text:p>3000.5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998.08">
                <text:p>2998.08</text:p>
              </table:table-cell>
              <table:table-cell office:value-type="float" office:value="0.012">
                <text:p>0.012</text:p>
              </table:table-cell>
              <table:table-cell office:value-type="float" office:value="2977.37">
                <text:p>2977.3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006.5">
                <text:p>3006.5</text:p>
              </table:table-cell>
              <table:table-cell office:value-type="float" office:value="0.012">
                <text:p>0.012</text:p>
              </table:table-cell>
              <table:table-cell office:value-type="float" office:value="3000.81">
                <text:p>3000.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97.76">
                <text:p>2997.76</text:p>
              </table:table-cell>
              <table:table-cell office:value-type="float" office:value="0.012">
                <text:p>0.012</text:p>
              </table:table-cell>
              <table:table-cell office:value-type="float" office:value="2912.348">
                <text:p>2912.3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7.7">
                <text:p>147.7</text:p>
              </table:table-cell>
              <table:table-cell office:value-type="float" office:value="0.666">
                <text:p>0.666</text:p>
              </table:table-cell>
              <table:table-cell office:value-type="float" office:value="3000.709">
                <text:p>3000.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